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ubtitle">
      <style:paragraph-properties fo:margin-top="0cm" fo:margin-bottom="0cm" loext:contextual-spacing="false" fo:line-height="115%" fo:text-align="justify" style:justify-single-word="false" fo:break-before="auto" fo:break-after="auto" style:writing-mode="lr-tb"/>
    </style:style>
    <style:style style:name="P2" style:family="paragraph" style:parent-style-name="Standard">
      <style:paragraph-properties fo:margin-top="0cm" fo:margin-bottom="0.353cm" loext:contextual-spacing="false"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margin-left="0cm" fo:margin-right="0cm" fo:margin-top="0cm" fo:margin-bottom="0.353cm" loext:contextual-spacing="false" fo:line-height="115%" fo:text-align="justify" style:justify-single-word="false" fo:text-indent="0cm" style:auto-text-indent="false" fo:break-before="auto" fo:break-after="auto" style:writing-mode="lr-tb"/>
    </style:style>
    <style:style style:name="P5" style:family="paragraph" style:parent-style-name="Heading_20_2">
      <style:paragraph-properties fo:margin-top="0cm" fo:margin-bottom="0.353cm" loext:contextual-spacing="false" fo:line-height="115%" fo:break-before="auto" fo:break-after="auto" style:writing-mode="lr-tb"/>
    </style:style>
    <style:style style:name="P6" style:family="paragraph" style:parent-style-name="Heading_20_2">
      <style:paragraph-properties fo:margin-top="0cm" fo:margin-bottom="0.353cm" loext:contextual-spacing="false" fo:line-height="115%" fo:text-align="justify" style:justify-single-word="false" fo:break-before="auto" fo:break-after="auto" style:writing-mode="lr-tb"/>
    </style:style>
    <style:style style:name="P7" style:family="paragraph" style:parent-style-name="Title" style:master-page-name="Standard">
      <style:paragraph-properties fo:margin-top="0cm" fo:margin-bottom="0cm" loext:contextual-spacing="false" fo:line-height="115%" fo:text-align="justify" style:justify-single-word="false"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h.do3vpfxgxnoo"/>Cahan Uczy i Bawi</text:p>
      <text:p text:style-name="P1"><text:bookmark text:name="h.cgbqbjo2l1w"/>Narracja</text:p>
      <text:p text:style-name="P2"/>
      <text:p text:style-name="P2">To już dziesiąty odcinek „Cahan Uczy i Bawi”. Powinnam teraz napisać coś w stylu „jak to szybko minęło”, ale na klawiaturę ciśnie mi się raczej „dopiero?!” i „tematy mi się kończą”. W każdym razie – kwestia, którą dzisiaj omówię, jest z pozoru prosta i uczą o niej w szkole podstawowej (a przynajmniej za moich czasów uczyli), ale z doświadczenia wiem, że wiele osób ma problem z wyborem odpowiedniej narracji bądź nie wie, czym jej poszczególne typy się charakteryzują.</text:p>
      <text:h text:style-name="P5" text:outline-level="10"><text:bookmark text:name="h.vkihhc60r3ur"/>Narracja ogólnie</text:h>
      <text:p text:style-name="P2">Według definicji z Wikipedii (źródło może i słabe, ale ta definicja jest akurat całkiem dobra): </text:p>
      <text:p text:style-name="P2">„Narracja (łac. narratio – opowiadanie) – zbiór wszystkich elementów tekstu składających się na fabułę, reguł (przy pomocy których te elementy są łączone) i zasad, według których elementy te generują u odbiorcy poczucie obcowania z fabułą. W tym rozumieniu narracja pozostaje w opozycji do dyskursu – stanowi niejęzykową warstwę tekstu (nie tylko literackiego, ale także filmowego, fotograficznego, komiksowego). Tak rozumiana narracja jest przedmiotem badań w narratologii. W tym przypadku wyraz ma liczbę mnogą (np. mówi się o "narracjach historycznych" czyli sposobach kształtowania fabuł historycznych). Synonimem tak rozumianej narracji jest opowiadanie (rozumiane szeroko, a nie jako gatunek) czy fabuła (rozumiana technicznie, a nie jako fikcja).”.</text:p>
      <text:p text:style-name="P2">A tak bardziej po ludzku, to te wszystkie „Asia zrobiła” i „Bogdan nie wiedział, że zaatakują go wściekłe fretki” to właśnie narracja. Narrator to ten koleś, który mówi, co kto zrobił i co się dzieje (ale nie jest to wypowiedź bohatera). W każdym razie, to dzięki narracji fabuła płynie do przodu, a opisy i emocje bohaterów są przed nami odkrywane. No niby fajnie, ale po co wam o tym mówię, prawda? Ponieważ stosując różne typy narracji i narratorów, można uzyskać nieco inne efekty. Klimat, odbiór postaci przez czytelnika czy problematyka utworu – narracja ma na to wszystko wpływ.</text:p>
      <text:p text:style-name="P2">Jeśli chodzi o jej typy, to istnieje parę typologii, czyli sposobów podziału. Mogłabym o tym pisać, ale to dla pisarza są moim zdaniem informacje bezwartościowe. Wy macie pisać, a nie zastanawiać się nad problemami językoznawców. Dlatego zastosuję swoją własną typologię ze względu na użycie w praktyce. Nie jest to jakiś kompletny wytwór własny, a jedynie sposób podziału oparty na już istniejących rodzajach narracji. I tak wyróżniłabym cztery podstawowe typy: pierwszoosobową w czasie przeszłym, pierwszoosobową w czasie teraźniejszym, trzecioosobową w czasie przeszłym i trzecioosobową w czasie teraźniejszym. Czy można zrobić narrację drugoosobową? W teorii można, ale nie wyobrażam sobie utworu dłuższego niż kilka stron, a już na pewno nie czegoś nastawionego na fabułę. Dlatego w tym poradniku omówię jedynie podstawowe typy, a wszelakie eksperymenty pozostawię wam we własnym zakresie.</text:p>
      <text:h text:style-name="P6" text:outline-level="10"><text:bookmark text:name="h.4tsig6zf62qc"/>Z czym to się je</text:h>
      <text:p text:style-name="P2">Z herbatą, czyli podstawowym narzędziem pisarskim obok laptopa. A tak poważnie, mówi się, że rodzajów narracji nie wolno ze sobą mieszać. Jest w tym prawda, a zarazem jej nie <text:soft-page-break/>ma. Bez wątpienia większość fanfika powinna być pisana pod tym względem w ten sam sposób, ale w uzasadnionych przypadkach odrębne POV (Point of View) czy fragmenty mogą zostać skonstruowane nieco inaczej. Nie, nie mam na myśli takich potworków:</text:p>
      <text:p text:style-name="P2">„Jadła śniadanie i czytała gazetę. Myśli przy tym o zadzie Luny”.</text:p>
      <text:p text:style-name="P2">Ani nawet o akapity. Ta odrębność musi być mocno zaznaczona i mieć swój cel – choćby budowa klimatu czy tworzenie bardzo enigmatycznych fragmentów tekstu. Również pisanie jednego tomu powieści w inny sposób niż kolejnych to beznadziejny pomysł, tak jak i rozmyślenie się ze stylem w połowie. Prawie wszystko w pisarstwie jest dla ludzi, byle z głową i z umiarem. Jednak na samym początku naszych literackich przygód odradzam eksperymenty.</text:p>
      <text:h text:style-name="P6" text:outline-level="10"><text:bookmark text:name="h.4rdbxyx5usmk"/>Narracja pierwszoosobowa w czasie przeszłym</text:h>
      <text:p text:style-name="P2">To drugi pod względem częstości występowania rodzaj. Charakteryzuje się tym, że wydarzenia opisywane są w czasie przeszłym i w pierwszej osobie liczby pojedynczej bądź mnogiej. Pozwala on na silne utożsamienie się z bohaterem, ale zawęża nasze poglądy. Nie ma tu miejsca na absolutnie obiektywnego narratora. Jest to całkiem ciekawe rozwiązanie i zastosowano je w znanym wielu osobom fanfiku, jakim jest „Fallout: Equestria”. Nadaje się dobrze do dłuższych tekstów, ale zmusza do silnego trzymania się jednej postaci. A oto i przykład:</text:p>
      <text:p text:style-name="P2">„Poszłam do spiżarni po zapasy, ale nie spodziewałam się, że zamiast swojej pięknej kolekcji słoików z dżemem śliwkowym znajdę tam jakiegoś uświnionego i śpiącego ogiera. Nie wiedziałam, co mam robić, więc postanowiłam zadzwonić do matki, co mi się niestety nie udało, gdyż zostawiłam telefon w domu Braeburna”.</text:p>
      <text:h text:style-name="P6" text:outline-level="10"><text:bookmark text:name="h.ya4boxpnfwgl"/>Narracja pierwszoosobowa w czasie teraźniejszym</text:h>
      <text:p text:style-name="P2">Czyli że niby można, ale właściwie to nie ma po co. Dobra, jest po co. Cała zabawa polega na tym, że narrator opisuje wydarzenia w pierwszej osobie liczby mnogiej bądź pojedynczej i w czasie teraźniejszym. Dobrze się w ten sposób oddaje emocje, szczególnie takie jak poczucie beznadziejności. Ale na dłuższą metę może łatwo stać się nużące, dlatego proponowałabym to raczej do oneshotów nastawionych na klimat albo jakieś głębokie problemy, takie jak pusta lodówka czy spleśniały bigos. Również pozwala na silne utożsamienie się z bohaterem. Tradycyjnie, łapcie przykład:</text:p>
      <text:p text:style-name="P2">„Idę ulicą i myślę o tych gazowych latarniach. Są obdrapane, brudne jak jeden z moich kolegów z grupy i stoją tu już od ładnych dwustu lat. Zabytki, ale brzydkie. Mijam je codziennie, a jednak zazwyczaj nie zauważam. Mam jeszcze kupić chleb, ale to może poczekać”.</text:p>
      <text:h text:style-name="P6" text:outline-level="10"><text:bookmark text:name="h.jf8jjzng6rdc"/>Narracja trzecioosobowa w czasie przeszłym</text:h>
      <text:p text:style-name="P2">Wydarzenia opisywane są w trzeciej osobie liczby pojedynczej lub mnogiej i w czasie przeszłym. To istna królowa narracji. Najbardziej uniwersalna i najpopularniejsza. Prosta w użyciu i ma tę zaletę, że większość czytelników jest do niej przyzwyczajona. Co to wszystko znaczy? Narracje w trybie pierwszoosobowym narzucają pewne rzeczy, których ten typ nie musi, ale może. Co to znaczy? Można ją łatwo modyfikować dzięki użyciu różnych rodzajów <text:soft-page-break/>narratora. Wszystkowiedzący? Świadek? Ukryty? Punkt widzenia jednego bohatera? A proszę bardzo! Niemal pełna dowolność. Nie dziwota, że narracja trzecioosobowa w czasie przeszłym odniosła taką popularność. Każdy już ją gdzieś widział, a jeśli nie, to powinien częściej czytać książki. Tradycyjnie przykład:</text:p>
      <text:p text:style-name="P3">„Wieści o masakrze dotarły do niej parę miesięcy temu. Oczywiście nie zachowała się jak mała klaczka z buzującymi hormonami i wysłała posłów do Cesarzowej, by ta wyjaśniła sprawę i ustosunkowała się do zaistniałej sytuacji. Kiedy odpowiedź nadeszła, to dwór zamku Everfree drżał ze strachu, bowiem tak wielki był gniew Królowej Celestii. Władczyni spaliła list i zimnym, stanowczym tonem nakazała szykować się do wojny”.</text:p>
      <text:p text:style-name="P2"/>
      <text:h text:style-name="P6" text:outline-level="10"><text:bookmark text:name="h.1ptl9hi1kn1u"/>Narracja trzecioosobowa w czasie teraźniejszym</text:h>
      <text:p text:style-name="P2">Mamy z nią do czynienia, kiedy narrator wypowiada się w trzeciej osobie liczby pojedynczej bądź mnogiej i w czasie teraźniejszym. Spotykana jest znacznie rzadziej od poprzedniczki i nie dziwota, bo czas teraźniejszy moim zdaniem wypada w tekstach znacznie słabiej od przeszłego. Nie wiem czy to kwestia przyzwyczajenia, czy brzmienia, ale zdecydowanie odradzam stosowanie tego typu w dłuższych fanfikach. Dość dobrze może się jednak sprawdzić w roli tych wydzielonych fragmentów, o których wspominałam wcześniej albo kiedy próbujemy stworzyć dość mocnego emocjonalnie oneshota. A tak to wygląda:</text:p>
      <text:p text:style-name="P2">„Idzie i myśli o piernikach babci Kowal. Stąd już widzi ratusz z wielką wieżą zegarową”.</text:p>
      <text:h text:style-name="P6" text:outline-level="10"><text:bookmark text:name="h.ugzgg6xyiq3a"/>Co do czego</text:h>
      <text:p text:style-name="P2">Dalej nie możesz wybrać? Typowe. Na początek radzę odrzucić narracje w czasie teraźniejszym. Są zdecydowanie trudniejsze, a by efekt wyszedł zgrabny, potrzeba nieco wyczucia. Pierwszo- czy trzecioosobowa? W zasadzie to obojętnie. Obie mają swoje wady i zalety, więc to kwestia gustu i tego, co chcemy osiągnąć. Na deser podam przykład narracji drugoosobowej w czasie teraźniejszym, która została w pewnym fanfiku użyta jako coś w rodzaju miniPOVa.</text:p>
      <text:p text:style-name="P4">„Biegnij, mknij na skrzydłach nocy. Uciekaj. Świat jest okrutny, wiesz? Przemykasz pomiędzy drzewami. Olchy szarpią cię za ubranie, a ty zdajesz się tego nie zauważać. Strach sprawia, że przyśpieszasz i nie zważasz na palący ból, jaki ogarnia twoje, domagające się więcej tlenu, mięśnie. Rozszerzasz chrapy, źrenice ogarniają całe tęczówki„.</text:p>
      <text:h text:style-name="P6" text:outline-level="10"><text:bookmark text:name="h.5vpaq386b0uh"/>Narratorzy</text:h>
      <text:p text:style-name="P4">Tak, to ci panowie albo panie, co opowiadają nam historię. Można ich podzielić na kilka rodzajów, które w tym punkcie pokrótce omówię. Na wstępie zaznaczę, że pewne rodzaje mogą się gryźć z użytym typem narracji, lecz ta kwestia nie wymaga dalszego rozwinięcia, gdyż bez problemu każdy sam to wyczuje. Pisanie to rzemiosło, trzeba wiedzieć, czego się chce, ale mimo wszystko jest to jednocześnie czynność niezwykle intuicyjna. Poniżej znajdują się najpopularniejsze rodzaje narratorów. Sami powinniście zauważyć, że granice są płynne i niektóre rodzaje mogą wręcz łączyć się ze sobą.</text:p>
      <text:p text:style-name="P2"><text:soft-page-break/>Narrator wszystkowiedzący – opowiada wydarzenia z zewnątrz, jednak sprawia przy tym wrażenie kogoś, kto wszystko wie, łącznie z tym, co się zaraz wydarzy. Można odnieść wręcz wrażenie, że to on za tym wszystkim stoi. Popularny w narracji trzecioosobowej.</text:p>
      <text:p text:style-name="P2">Narrator świadek – opowiada wydarzenia jako świadek, czyli jedynie opisuje, co widzi bądź widział. Może być wpleciony jako jeden z bohaterów dzieła. Również popularny rodzaj w narracji trzecioosobowej.</text:p>
      <text:p text:style-name="P2">Narrator bezpośredni – jeden z bohaterów, mówi, co widzi albo widział. Pewniak przy narracji pierwszoosobwej. Można by powiedzieć, że to odmiana narratora świadka.</text:p>
      <text:p text:style-name="P2">Narrator ukryty – pozorny brak narratora. Akcja dzieje się sama.</text:p>
      <text:p text:style-name="P2">Narrator ujawniony – sam się ujawnia. Może bezpośrednio zwracać się do czytelnika, prowadzić narrację w pierwszej osobie czy komentować wydarzenia. Najbardziej klasyczny przypadek, jaki przychodzi mi na myśl, to narrator z filmów o Kubusiu Puchatku, które zresztą bardzo polecam.</text:p>
      <text:p text:style-name="P2">Narrator autorski – można go utożsamić z autorem. Przy fanfikach lepiej go pominąć. Nie, nie lepiej. Zdecydowanie.</text:p>
      <text:p text:style-name="P2">Narrator fikcyjny – nie można utożsamić go z autorem dzieła.</text:p>
      <text:p text:style-name="P2"/>
      <text:p text:style-name="P2">Grafiki:</text:p>
      <text:p text:style-name="P2"><text:a xlink:type="simple" xlink:href="http://kp-shadowsquirrel.deviantart.com/art/Speedpaint-18-Gilda-541095169?q=favby%3ACahandariella%2F61164104&amp;qo=3" text:style-name="Internet_20_link" text:visited-style-name="Visited_20_Internet_20_Link">http</text:a><text:a xlink:type="simple" xlink:href="http://kp-shadowsquirrel.deviantart.com/art/Speedpaint-18-Gilda-541095169?q=favby%3ACahandariella%2F61164104&amp;qo=3" text:style-name="Internet_20_link" text:visited-style-name="Visited_20_Internet_20_Link">://</text:a><text:a xlink:type="simple" xlink:href="http://kp-shadowsquirrel.deviantart.com/art/Speedpaint-18-Gilda-541095169?q=favby%3ACahandariella%2F61164104&amp;qo=3" text:style-name="Internet_20_link" text:visited-style-name="Visited_20_Internet_20_Link">kp</text:a><text:a xlink:type="simple" xlink:href="http://kp-shadowsquirrel.deviantart.com/art/Speedpaint-18-Gilda-541095169?q=favby%3ACahandariella%2F61164104&amp;qo=3" text:style-name="Internet_20_link" text:visited-style-name="Visited_20_Internet_20_Link">-</text:a><text:a xlink:type="simple" xlink:href="http://kp-shadowsquirrel.deviantart.com/art/Speedpaint-18-Gilda-541095169?q=favby%3ACahandariella%2F61164104&amp;qo=3" text:style-name="Internet_20_link" text:visited-style-name="Visited_20_Internet_20_Link">shadowsquirrel</text:a><text:a xlink:type="simple" xlink:href="http://kp-shadowsquirrel.deviantart.com/art/Speedpaint-18-Gilda-541095169?q=favby%3ACahandariella%2F61164104&amp;qo=3" text:style-name="Internet_20_link" text:visited-style-name="Visited_20_Internet_20_Link">.</text:a><text:a xlink:type="simple" xlink:href="http://kp-shadowsquirrel.deviantart.com/art/Speedpaint-18-Gilda-541095169?q=favby%3ACahandariella%2F61164104&amp;qo=3" text:style-name="Internet_20_link" text:visited-style-name="Visited_20_Internet_20_Link">deviantart</text:a><text:a xlink:type="simple" xlink:href="http://kp-shadowsquirrel.deviantart.com/art/Speedpaint-18-Gilda-541095169?q=favby%3ACahandariella%2F61164104&amp;qo=3" text:style-name="Internet_20_link" text:visited-style-name="Visited_20_Internet_20_Link">.</text:a><text:a xlink:type="simple" xlink:href="http://kp-shadowsquirrel.deviantart.com/art/Speedpaint-18-Gilda-541095169?q=favby%3ACahandariella%2F61164104&amp;qo=3" text:style-name="Internet_20_link" text:visited-style-name="Visited_20_Internet_20_Link">com</text:a><text:a xlink:type="simple" xlink:href="http://kp-shadowsquirrel.deviantart.com/art/Speedpaint-18-Gilda-541095169?q=favby%3ACahandariella%2F61164104&amp;qo=3" text:style-name="Internet_20_link" text:visited-style-name="Visited_20_Internet_20_Link">/</text:a><text:a xlink:type="simple" xlink:href="http://kp-shadowsquirrel.deviantart.com/art/Speedpaint-18-Gilda-541095169?q=favby%3ACahandariella%2F61164104&amp;qo=3" text:style-name="Internet_20_link" text:visited-style-name="Visited_20_Internet_20_Link">art</text:a><text:a xlink:type="simple" xlink:href="http://kp-shadowsquirrel.deviantart.com/art/Speedpaint-18-Gilda-541095169?q=favby%3ACahandariella%2F61164104&amp;qo=3" text:style-name="Internet_20_link" text:visited-style-name="Visited_20_Internet_20_Link">/</text:a><text:a xlink:type="simple" xlink:href="http://kp-shadowsquirrel.deviantart.com/art/Speedpaint-18-Gilda-541095169?q=favby%3ACahandariella%2F61164104&amp;qo=3" text:style-name="Internet_20_link" text:visited-style-name="Visited_20_Internet_20_Link">Speedpaint</text:a><text:a xlink:type="simple" xlink:href="http://kp-shadowsquirrel.deviantart.com/art/Speedpaint-18-Gilda-541095169?q=favby%3ACahandariella%2F61164104&amp;qo=3" text:style-name="Internet_20_link" text:visited-style-name="Visited_20_Internet_20_Link">-18-</text:a><text:a xlink:type="simple" xlink:href="http://kp-shadowsquirrel.deviantart.com/art/Speedpaint-18-Gilda-541095169?q=favby%3ACahandariella%2F61164104&amp;qo=3" text:style-name="Internet_20_link" text:visited-style-name="Visited_20_Internet_20_Link">Gilda</text:a><text:a xlink:type="simple" xlink:href="http://kp-shadowsquirrel.deviantart.com/art/Speedpaint-18-Gilda-541095169?q=favby%3ACahandariella%2F61164104&amp;qo=3" text:style-name="Internet_20_link" text:visited-style-name="Visited_20_Internet_20_Link">-541095169?</text:a><text:a xlink:type="simple" xlink:href="http://kp-shadowsquirrel.deviantart.com/art/Speedpaint-18-Gilda-541095169?q=favby%3ACahandariella%2F61164104&amp;qo=3" text:style-name="Internet_20_link" text:visited-style-name="Visited_20_Internet_20_Link">q</text:a><text:a xlink:type="simple" xlink:href="http://kp-shadowsquirrel.deviantart.com/art/Speedpaint-18-Gilda-541095169?q=favby%3ACahandariella%2F61164104&amp;qo=3" text:style-name="Internet_20_link" text:visited-style-name="Visited_20_Internet_20_Link">=</text:a><text:a xlink:type="simple" xlink:href="http://kp-shadowsquirrel.deviantart.com/art/Speedpaint-18-Gilda-541095169?q=favby%3ACahandariella%2F61164104&amp;qo=3" text:style-name="Internet_20_link" text:visited-style-name="Visited_20_Internet_20_Link">favby</text:a><text:a xlink:type="simple" xlink:href="http://kp-shadowsquirrel.deviantart.com/art/Speedpaint-18-Gilda-541095169?q=favby%3ACahandariella%2F61164104&amp;qo=3" text:style-name="Internet_20_link" text:visited-style-name="Visited_20_Internet_20_Link">%3</text:a><text:a xlink:type="simple" xlink:href="http://kp-shadowsquirrel.deviantart.com/art/Speedpaint-18-Gilda-541095169?q=favby%3ACahandariella%2F61164104&amp;qo=3" text:style-name="Internet_20_link" text:visited-style-name="Visited_20_Internet_20_Link">ACahandariella</text:a><text:a xlink:type="simple" xlink:href="http://kp-shadowsquirrel.deviantart.com/art/Speedpaint-18-Gilda-541095169?q=favby%3ACahandariella%2F61164104&amp;qo=3" text:style-name="Internet_20_link" text:visited-style-name="Visited_20_Internet_20_Link">%2</text:a><text:a xlink:type="simple" xlink:href="http://kp-shadowsquirrel.deviantart.com/art/Speedpaint-18-Gilda-541095169?q=favby%3ACahandariella%2F61164104&amp;qo=3" text:style-name="Internet_20_link" text:visited-style-name="Visited_20_Internet_20_Link">F</text:a><text:a xlink:type="simple" xlink:href="http://kp-shadowsquirrel.deviantart.com/art/Speedpaint-18-Gilda-541095169?q=favby%3ACahandariella%2F61164104&amp;qo=3" text:style-name="Internet_20_link" text:visited-style-name="Visited_20_Internet_20_Link">61164104&amp;</text:a><text:a xlink:type="simple" xlink:href="http://kp-shadowsquirrel.deviantart.com/art/Speedpaint-18-Gilda-541095169?q=favby%3ACahandariella%2F61164104&amp;qo=3" text:style-name="Internet_20_link" text:visited-style-name="Visited_20_Internet_20_Link">qo</text:a><text:a xlink:type="simple" xlink:href="http://kp-shadowsquirrel.deviantart.com/art/Speedpaint-18-Gilda-541095169?q=favby%3ACahandariella%2F61164104&amp;qo=3" text:style-name="Internet_20_link" text:visited-style-name="Visited_20_Internet_20_Link">=3</text:a></text:p>
      <text:p text:style-name="P2"><text:a xlink:type="simple" xlink:href="http://kp-shadowsquirrel.deviantart.com/art/Speedpaint-17-Zecora-540877580?q=favby%3ACahandariella%2F61164104&amp;qo=4" text:style-name="Internet_20_link" text:visited-style-name="Visited_20_Internet_20_Link">http</text:a><text:a xlink:type="simple" xlink:href="http://kp-shadowsquirrel.deviantart.com/art/Speedpaint-17-Zecora-540877580?q=favby%3ACahandariella%2F61164104&amp;qo=4" text:style-name="Internet_20_link" text:visited-style-name="Visited_20_Internet_20_Link">://</text:a><text:a xlink:type="simple" xlink:href="http://kp-shadowsquirrel.deviantart.com/art/Speedpaint-17-Zecora-540877580?q=favby%3ACahandariella%2F61164104&amp;qo=4" text:style-name="Internet_20_link" text:visited-style-name="Visited_20_Internet_20_Link">kp</text:a><text:a xlink:type="simple" xlink:href="http://kp-shadowsquirrel.deviantart.com/art/Speedpaint-17-Zecora-540877580?q=favby%3ACahandariella%2F61164104&amp;qo=4" text:style-name="Internet_20_link" text:visited-style-name="Visited_20_Internet_20_Link">-</text:a><text:a xlink:type="simple" xlink:href="http://kp-shadowsquirrel.deviantart.com/art/Speedpaint-17-Zecora-540877580?q=favby%3ACahandariella%2F61164104&amp;qo=4" text:style-name="Internet_20_link" text:visited-style-name="Visited_20_Internet_20_Link">shadowsquirrel</text:a><text:a xlink:type="simple" xlink:href="http://kp-shadowsquirrel.deviantart.com/art/Speedpaint-17-Zecora-540877580?q=favby%3ACahandariella%2F61164104&amp;qo=4" text:style-name="Internet_20_link" text:visited-style-name="Visited_20_Internet_20_Link">.</text:a><text:a xlink:type="simple" xlink:href="http://kp-shadowsquirrel.deviantart.com/art/Speedpaint-17-Zecora-540877580?q=favby%3ACahandariella%2F61164104&amp;qo=4" text:style-name="Internet_20_link" text:visited-style-name="Visited_20_Internet_20_Link">deviantart</text:a><text:a xlink:type="simple" xlink:href="http://kp-shadowsquirrel.deviantart.com/art/Speedpaint-17-Zecora-540877580?q=favby%3ACahandariella%2F61164104&amp;qo=4" text:style-name="Internet_20_link" text:visited-style-name="Visited_20_Internet_20_Link">.</text:a><text:a xlink:type="simple" xlink:href="http://kp-shadowsquirrel.deviantart.com/art/Speedpaint-17-Zecora-540877580?q=favby%3ACahandariella%2F61164104&amp;qo=4" text:style-name="Internet_20_link" text:visited-style-name="Visited_20_Internet_20_Link">com</text:a><text:a xlink:type="simple" xlink:href="http://kp-shadowsquirrel.deviantart.com/art/Speedpaint-17-Zecora-540877580?q=favby%3ACahandariella%2F61164104&amp;qo=4" text:style-name="Internet_20_link" text:visited-style-name="Visited_20_Internet_20_Link">/</text:a><text:a xlink:type="simple" xlink:href="http://kp-shadowsquirrel.deviantart.com/art/Speedpaint-17-Zecora-540877580?q=favby%3ACahandariella%2F61164104&amp;qo=4" text:style-name="Internet_20_link" text:visited-style-name="Visited_20_Internet_20_Link">art</text:a><text:a xlink:type="simple" xlink:href="http://kp-shadowsquirrel.deviantart.com/art/Speedpaint-17-Zecora-540877580?q=favby%3ACahandariella%2F61164104&amp;qo=4" text:style-name="Internet_20_link" text:visited-style-name="Visited_20_Internet_20_Link">/</text:a><text:a xlink:type="simple" xlink:href="http://kp-shadowsquirrel.deviantart.com/art/Speedpaint-17-Zecora-540877580?q=favby%3ACahandariella%2F61164104&amp;qo=4" text:style-name="Internet_20_link" text:visited-style-name="Visited_20_Internet_20_Link">Speedpaint</text:a><text:a xlink:type="simple" xlink:href="http://kp-shadowsquirrel.deviantart.com/art/Speedpaint-17-Zecora-540877580?q=favby%3ACahandariella%2F61164104&amp;qo=4" text:style-name="Internet_20_link" text:visited-style-name="Visited_20_Internet_20_Link">-17-</text:a><text:a xlink:type="simple" xlink:href="http://kp-shadowsquirrel.deviantart.com/art/Speedpaint-17-Zecora-540877580?q=favby%3ACahandariella%2F61164104&amp;qo=4" text:style-name="Internet_20_link" text:visited-style-name="Visited_20_Internet_20_Link">Zecora</text:a><text:a xlink:type="simple" xlink:href="http://kp-shadowsquirrel.deviantart.com/art/Speedpaint-17-Zecora-540877580?q=favby%3ACahandariella%2F61164104&amp;qo=4" text:style-name="Internet_20_link" text:visited-style-name="Visited_20_Internet_20_Link">-540877580?</text:a><text:a xlink:type="simple" xlink:href="http://kp-shadowsquirrel.deviantart.com/art/Speedpaint-17-Zecora-540877580?q=favby%3ACahandariella%2F61164104&amp;qo=4" text:style-name="Internet_20_link" text:visited-style-name="Visited_20_Internet_20_Link">q</text:a><text:a xlink:type="simple" xlink:href="http://kp-shadowsquirrel.deviantart.com/art/Speedpaint-17-Zecora-540877580?q=favby%3ACahandariella%2F61164104&amp;qo=4" text:style-name="Internet_20_link" text:visited-style-name="Visited_20_Internet_20_Link">=</text:a><text:a xlink:type="simple" xlink:href="http://kp-shadowsquirrel.deviantart.com/art/Speedpaint-17-Zecora-540877580?q=favby%3ACahandariella%2F61164104&amp;qo=4" text:style-name="Internet_20_link" text:visited-style-name="Visited_20_Internet_20_Link">favby</text:a><text:a xlink:type="simple" xlink:href="http://kp-shadowsquirrel.deviantart.com/art/Speedpaint-17-Zecora-540877580?q=favby%3ACahandariella%2F61164104&amp;qo=4" text:style-name="Internet_20_link" text:visited-style-name="Visited_20_Internet_20_Link">%3</text:a><text:a xlink:type="simple" xlink:href="http://kp-shadowsquirrel.deviantart.com/art/Speedpaint-17-Zecora-540877580?q=favby%3ACahandariella%2F61164104&amp;qo=4" text:style-name="Internet_20_link" text:visited-style-name="Visited_20_Internet_20_Link">ACahandariella</text:a><text:a xlink:type="simple" xlink:href="http://kp-shadowsquirrel.deviantart.com/art/Speedpaint-17-Zecora-540877580?q=favby%3ACahandariella%2F61164104&amp;qo=4" text:style-name="Internet_20_link" text:visited-style-name="Visited_20_Internet_20_Link">%2</text:a><text:a xlink:type="simple" xlink:href="http://kp-shadowsquirrel.deviantart.com/art/Speedpaint-17-Zecora-540877580?q=favby%3ACahandariella%2F61164104&amp;qo=4" text:style-name="Internet_20_link" text:visited-style-name="Visited_20_Internet_20_Link">F</text:a><text:a xlink:type="simple" xlink:href="http://kp-shadowsquirrel.deviantart.com/art/Speedpaint-17-Zecora-540877580?q=favby%3ACahandariella%2F61164104&amp;qo=4" text:style-name="Internet_20_link" text:visited-style-name="Visited_20_Internet_20_Link">61164104&amp;</text:a><text:a xlink:type="simple" xlink:href="http://kp-shadowsquirrel.deviantart.com/art/Speedpaint-17-Zecora-540877580?q=favby%3ACahandariella%2F61164104&amp;qo=4" text:style-name="Internet_20_link" text:visited-style-name="Visited_20_Internet_20_Link">qo</text:a><text:a xlink:type="simple" xlink:href="http://kp-shadowsquirrel.deviantart.com/art/Speedpaint-17-Zecora-540877580?q=favby%3ACahandariella%2F61164104&amp;qo=4" text:style-name="Internet_20_link" text:visited-style-name="Visited_20_Internet_20_Link">=4</text:a></text:p>
      <text:p text:style-name="P2"><text:a xlink:type="simple" xlink:href="http://ziom05.deviantart.com/art/Derpy-s-and-Carrot-Top-s-journey-Part-13-I-539000177?q=favby%3ACahandariella%2F61164104&amp;qo=12" text:style-name="Internet_20_link" text:visited-style-name="Visited_20_Internet_20_Link">http</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ziom</text:a><text:a xlink:type="simple" xlink:href="http://ziom05.deviantart.com/art/Derpy-s-and-Carrot-Top-s-journey-Part-13-I-539000177?q=favby%3ACahandariella%2F61164104&amp;qo=12" text:style-name="Internet_20_link" text:visited-style-name="Visited_20_Internet_20_Link">05.</text:a><text:a xlink:type="simple" xlink:href="http://ziom05.deviantart.com/art/Derpy-s-and-Carrot-Top-s-journey-Part-13-I-539000177?q=favby%3ACahandariella%2F61164104&amp;qo=12" text:style-name="Internet_20_link" text:visited-style-name="Visited_20_Internet_20_Link">deviantart</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com</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art</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Derpy</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s</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and</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Carrot</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Top</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s</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journey</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Part</text:a><text:a xlink:type="simple" xlink:href="http://ziom05.deviantart.com/art/Derpy-s-and-Carrot-Top-s-journey-Part-13-I-539000177?q=favby%3ACahandariella%2F61164104&amp;qo=12" text:style-name="Internet_20_link" text:visited-style-name="Visited_20_Internet_20_Link">-13-</text:a><text:a xlink:type="simple" xlink:href="http://ziom05.deviantart.com/art/Derpy-s-and-Carrot-Top-s-journey-Part-13-I-539000177?q=favby%3ACahandariella%2F61164104&amp;qo=12" text:style-name="Internet_20_link" text:visited-style-name="Visited_20_Internet_20_Link">I</text:a><text:a xlink:type="simple" xlink:href="http://ziom05.deviantart.com/art/Derpy-s-and-Carrot-Top-s-journey-Part-13-I-539000177?q=favby%3ACahandariella%2F61164104&amp;qo=12" text:style-name="Internet_20_link" text:visited-style-name="Visited_20_Internet_20_Link">-539000177?</text:a><text:a xlink:type="simple" xlink:href="http://ziom05.deviantart.com/art/Derpy-s-and-Carrot-Top-s-journey-Part-13-I-539000177?q=favby%3ACahandariella%2F61164104&amp;qo=12" text:style-name="Internet_20_link" text:visited-style-name="Visited_20_Internet_20_Link">q</text:a><text:a xlink:type="simple" xlink:href="http://ziom05.deviantart.com/art/Derpy-s-and-Carrot-Top-s-journey-Part-13-I-539000177?q=favby%3ACahandariella%2F61164104&amp;qo=12" text:style-name="Internet_20_link" text:visited-style-name="Visited_20_Internet_20_Link">=</text:a><text:a xlink:type="simple" xlink:href="http://ziom05.deviantart.com/art/Derpy-s-and-Carrot-Top-s-journey-Part-13-I-539000177?q=favby%3ACahandariella%2F61164104&amp;qo=12" text:style-name="Internet_20_link" text:visited-style-name="Visited_20_Internet_20_Link">favby</text:a><text:a xlink:type="simple" xlink:href="http://ziom05.deviantart.com/art/Derpy-s-and-Carrot-Top-s-journey-Part-13-I-539000177?q=favby%3ACahandariella%2F61164104&amp;qo=12" text:style-name="Internet_20_link" text:visited-style-name="Visited_20_Internet_20_Link">%3</text:a><text:a xlink:type="simple" xlink:href="http://ziom05.deviantart.com/art/Derpy-s-and-Carrot-Top-s-journey-Part-13-I-539000177?q=favby%3ACahandariella%2F61164104&amp;qo=12" text:style-name="Internet_20_link" text:visited-style-name="Visited_20_Internet_20_Link">ACahandariella</text:a><text:a xlink:type="simple" xlink:href="http://ziom05.deviantart.com/art/Derpy-s-and-Carrot-Top-s-journey-Part-13-I-539000177?q=favby%3ACahandariella%2F61164104&amp;qo=12" text:style-name="Internet_20_link" text:visited-style-name="Visited_20_Internet_20_Link">%2</text:a><text:a xlink:type="simple" xlink:href="http://ziom05.deviantart.com/art/Derpy-s-and-Carrot-Top-s-journey-Part-13-I-539000177?q=favby%3ACahandariella%2F61164104&amp;qo=12" text:style-name="Internet_20_link" text:visited-style-name="Visited_20_Internet_20_Link">F</text:a><text:a xlink:type="simple" xlink:href="http://ziom05.deviantart.com/art/Derpy-s-and-Carrot-Top-s-journey-Part-13-I-539000177?q=favby%3ACahandariella%2F61164104&amp;qo=12" text:style-name="Internet_20_link" text:visited-style-name="Visited_20_Internet_20_Link">61164104&amp;</text:a><text:a xlink:type="simple" xlink:href="http://ziom05.deviantart.com/art/Derpy-s-and-Carrot-Top-s-journey-Part-13-I-539000177?q=favby%3ACahandariella%2F61164104&amp;qo=12" text:style-name="Internet_20_link" text:visited-style-name="Visited_20_Internet_20_Link">qo</text:a><text:a xlink:type="simple" xlink:href="http://ziom05.deviantart.com/art/Derpy-s-and-Carrot-Top-s-journey-Part-13-I-539000177?q=favby%3ACahandariella%2F61164104&amp;qo=12" text:style-name="Internet_20_link" text:visited-style-name="Visited_20_Internet_20_Link">=12</text:a></text:p>
      <text:p text:style-name="P2"><text:a xlink:type="simple" xlink:href="http://ziom05.deviantart.com/art/Derpy-s-and-Carrot-Top-s-journey-Part-13-II-539000508?q=favby%3ACahandariella%2F61164104&amp;qo=13" text:style-name="Internet_20_link" text:visited-style-name="Visited_20_Internet_20_Link">http</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ziom</text:a><text:a xlink:type="simple" xlink:href="http://ziom05.deviantart.com/art/Derpy-s-and-Carrot-Top-s-journey-Part-13-II-539000508?q=favby%3ACahandariella%2F61164104&amp;qo=13" text:style-name="Internet_20_link" text:visited-style-name="Visited_20_Internet_20_Link">05.</text:a><text:a xlink:type="simple" xlink:href="http://ziom05.deviantart.com/art/Derpy-s-and-Carrot-Top-s-journey-Part-13-II-539000508?q=favby%3ACahandariella%2F61164104&amp;qo=13" text:style-name="Internet_20_link" text:visited-style-name="Visited_20_Internet_20_Link">deviantart</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com</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art</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Derpy</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s</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and</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Carrot</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Top</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s</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journey</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Part</text:a><text:a xlink:type="simple" xlink:href="http://ziom05.deviantart.com/art/Derpy-s-and-Carrot-Top-s-journey-Part-13-II-539000508?q=favby%3ACahandariella%2F61164104&amp;qo=13" text:style-name="Internet_20_link" text:visited-style-name="Visited_20_Internet_20_Link">-13-</text:a><text:a xlink:type="simple" xlink:href="http://ziom05.deviantart.com/art/Derpy-s-and-Carrot-Top-s-journey-Part-13-II-539000508?q=favby%3ACahandariella%2F61164104&amp;qo=13" text:style-name="Internet_20_link" text:visited-style-name="Visited_20_Internet_20_Link">II</text:a><text:a xlink:type="simple" xlink:href="http://ziom05.deviantart.com/art/Derpy-s-and-Carrot-Top-s-journey-Part-13-II-539000508?q=favby%3ACahandariella%2F61164104&amp;qo=13" text:style-name="Internet_20_link" text:visited-style-name="Visited_20_Internet_20_Link">-539000508?</text:a><text:a xlink:type="simple" xlink:href="http://ziom05.deviantart.com/art/Derpy-s-and-Carrot-Top-s-journey-Part-13-II-539000508?q=favby%3ACahandariella%2F61164104&amp;qo=13" text:style-name="Internet_20_link" text:visited-style-name="Visited_20_Internet_20_Link">q</text:a><text:a xlink:type="simple" xlink:href="http://ziom05.deviantart.com/art/Derpy-s-and-Carrot-Top-s-journey-Part-13-II-539000508?q=favby%3ACahandariella%2F61164104&amp;qo=13" text:style-name="Internet_20_link" text:visited-style-name="Visited_20_Internet_20_Link">=</text:a><text:a xlink:type="simple" xlink:href="http://ziom05.deviantart.com/art/Derpy-s-and-Carrot-Top-s-journey-Part-13-II-539000508?q=favby%3ACahandariella%2F61164104&amp;qo=13" text:style-name="Internet_20_link" text:visited-style-name="Visited_20_Internet_20_Link">favby</text:a><text:a xlink:type="simple" xlink:href="http://ziom05.deviantart.com/art/Derpy-s-and-Carrot-Top-s-journey-Part-13-II-539000508?q=favby%3ACahandariella%2F61164104&amp;qo=13" text:style-name="Internet_20_link" text:visited-style-name="Visited_20_Internet_20_Link">%3</text:a><text:a xlink:type="simple" xlink:href="http://ziom05.deviantart.com/art/Derpy-s-and-Carrot-Top-s-journey-Part-13-II-539000508?q=favby%3ACahandariella%2F61164104&amp;qo=13" text:style-name="Internet_20_link" text:visited-style-name="Visited_20_Internet_20_Link">ACahandariella</text:a><text:a xlink:type="simple" xlink:href="http://ziom05.deviantart.com/art/Derpy-s-and-Carrot-Top-s-journey-Part-13-II-539000508?q=favby%3ACahandariella%2F61164104&amp;qo=13" text:style-name="Internet_20_link" text:visited-style-name="Visited_20_Internet_20_Link">%2</text:a><text:a xlink:type="simple" xlink:href="http://ziom05.deviantart.com/art/Derpy-s-and-Carrot-Top-s-journey-Part-13-II-539000508?q=favby%3ACahandariella%2F61164104&amp;qo=13" text:style-name="Internet_20_link" text:visited-style-name="Visited_20_Internet_20_Link">F</text:a><text:a xlink:type="simple" xlink:href="http://ziom05.deviantart.com/art/Derpy-s-and-Carrot-Top-s-journey-Part-13-II-539000508?q=favby%3ACahandariella%2F61164104&amp;qo=13" text:style-name="Internet_20_link" text:visited-style-name="Visited_20_Internet_20_Link">61164104&amp;</text:a><text:a xlink:type="simple" xlink:href="http://ziom05.deviantart.com/art/Derpy-s-and-Carrot-Top-s-journey-Part-13-II-539000508?q=favby%3ACahandariella%2F61164104&amp;qo=13" text:style-name="Internet_20_link" text:visited-style-name="Visited_20_Internet_20_Link">qo</text:a><text:a xlink:type="simple" xlink:href="http://ziom05.deviantart.com/art/Derpy-s-and-Carrot-Top-s-journey-Part-13-II-539000508?q=favby%3ACahandariella%2F61164104&amp;qo=13" text:style-name="Internet_20_link" text:visited-style-name="Visited_20_Internet_20_Link">=13</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11T01:04:29.441000000</dc:date>
    <meta:editing-duration>PT3H49M29S</meta:editing-duration>
    <meta:document-statistic meta:table-count="0" meta:image-count="0" meta:object-count="0" meta:page-count="4" meta:paragraph-count="41" meta:word-count="1491" meta:character-count="10505" meta:non-whitespace-character-count="9041"/>
  </office:meta>
</office:document-meta>
</file>